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mandos_implement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nemônic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Funct3</text:p>
          </table:table-cell>
          <table:table-cell office:value-type="string" calcext:value-type="string">
            <text:p>Funct7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Sintaxe</text:p>
          </table:table-cell>
          <table:table-cell office:value-type="string" calcext:value-type="string">
            <text:p>ULA?</text:p>
          </table:table-cell>
          <table:table-cell office:value-type="string" calcext:value-type="string">
            <text:p>Comparador?</text:p>
          </table:table-cell>
          <table:table-cell office:value-type="string" calcext:value-type="string">
            <text:p>Shifter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if(R[rs1]=R[rs2]) PC=PC+{imm,1’b0} </text:p>
          </table:table-cell>
          <table:table-cell office:value-type="string" calcext:value-type="string">
            <text:p>beq rs1,rs2,imm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001</text:p>
          </table:table-cell>
          <table:table-cell/>
          <table:table-cell office:value-type="string" calcext:value-type="string">
            <text:p>if(R[rs1]!=R[rs2]) PC=PC+{imm,1’b0}</text:p>
          </table:table-cell>
          <table:table-cell office:value-type="string" calcext:value-type="string">
            <text:p>bne rs1,rs2,imm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ch Greater or Equal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f(R[rs1]&gt;=R[rs2]) PC=PC+{imm,1’b0}</text:p>
          </table:table-cell>
          <table:table-cell office:value-type="string" calcext:value-type="string">
            <text:p>bge rs1,rs2,imm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ch Great or Eq Unsign</text:p>
          </table:table-cell>
          <table:table-cell office:value-type="string" calcext:value-type="string">
            <text:p>bgeu</text:p>
          </table:table-cell>
          <table:table-cell office:value-type="string" calcext:value-type="string">
            <text:p>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f(R[rs1]&gt;=R[rs2]) PC=PC+{imm,1’b0}</text:p>
          </table:table-cell>
          <table:table-cell office:value-type="string" calcext:value-type="string">
            <text:p>bgeu rs1,rs2,imm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f(R[rs1]&lt;R[rs2]) PC=PC+{imm,1’b0}</text:p>
          </table:table-cell>
          <table:table-cell office:value-type="string" calcext:value-type="string">
            <text:p>blt rs1,rs2,imm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ch Less Than Unsign</text:p>
          </table:table-cell>
          <table:table-cell office:value-type="string" calcext:value-type="string">
            <text:p>bltu</text:p>
          </table:table-cell>
          <table:table-cell office:value-type="string" calcext:value-type="string">
            <text:p>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f(R[rs1]&lt;R[rs2]) PC=PC+{imm,1’b0}</text:p>
          </table:table-cell>
          <table:table-cell office:value-type="string" calcext:value-type="string">
            <text:p>bltu rs1,rs2,imm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ad Word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R[rd]=M[R[rs1]+imm]</text:p>
          </table:table-cell>
          <table:table-cell office:value-type="string" calcext:value-type="string">
            <text:p>lw rd,imm(rs1)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 Immediate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R[rd]=R[rs1]+imm</text:p>
          </table:table-cell>
          <table:table-cell office:value-type="string" calcext:value-type="string">
            <text:p>addi rd,rs1,imm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 Immediate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1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[rd]=R[rs1] &amp; imm</text:p>
          </table:table-cell>
          <table:table-cell office:value-type="string" calcext:value-type="string">
            <text:p>andi rd,rs1,imm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 Immediate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1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[rd]=R[rs1]|imm</text:p>
          </table:table-cell>
          <table:table-cell office:value-type="string" calcext:value-type="string">
            <text:p>ori rd,rs1,imm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OR Immediate</text:p>
          </table:table-cell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[rd]=R[rs1]^imm</text:p>
          </table:table-cell>
          <table:table-cell office:value-type="string" calcext:value-type="string">
            <text:p>xori rd,rs1,imm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 Less Than Immediate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R[rd]=(R[rs1]&lt;imm)?1:0</text:p>
          </table:table-cell>
          <table:table-cell office:value-type="string" calcext:value-type="string">
            <text:p>slti rd,rs1,imm</text:p>
          </table:table-cell>
          <table:table-cell/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Less Than Imm Unsig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R[rd]=(R[rs1]&lt;imm)?1:0 </text:p>
          </table:table-cell>
          <table:table-cell office:value-type="string" calcext:value-type="string">
            <text:p>sltiu rd,rs1,imm</text:p>
          </table:table-cell>
          <table:table-cell/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ft Left Logical Imm</text:p>
          </table:table-cell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R[rs1]&lt;&lt;imm[4:0]</text:p>
          </table:table-cell>
          <table:table-cell office:value-type="string" calcext:value-type="string">
            <text:p>slli rd,rs1,imm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mp &amp; Link Register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R[rd]=PC+4; PC=(R[rs1]+imm)&amp;(!1)</text:p>
          </table:table-cell>
          <table:table-cell office:value-type="string" calcext:value-type="string">
            <text:p>jalr rd,rs1,imm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mp &amp; Link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float" office:value="1101111" calcext:value-type="float">
            <text:p>1101111</text:p>
          </table:table-cell>
          <table:table-cell table:number-columns-repeated="2"/>
          <table:table-cell office:value-type="string" calcext:value-type="string">
            <text:p>R[rd]=PC+4; PC=PC+{imm,1’b0}</text:p>
          </table:table-cell>
          <table:table-cell office:value-type="string" calcext:value-type="string">
            <text:p>jal rd,imm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R[rs1]+R[rs2] </text:p>
          </table:table-cell>
          <table:table-cell office:value-type="string" calcext:value-type="string">
            <text:p>add rd,rs1,rs2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R[rd]=R[rs1]-R[rs2]</text:p>
          </table:table-cell>
          <table:table-cell office:value-type="string" calcext:value-type="string">
            <text:p>sub rd,rs1,rs2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R[rs1] &amp; R[rs2]</text:p>
          </table:table-cell>
          <table:table-cell office:value-type="string" calcext:value-type="string">
            <text:p>and rd,rs1,rs2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R[rs1]|R[rs2]</text:p>
          </table:table-cell>
          <table:table-cell office:value-type="string" calcext:value-type="string">
            <text:p>or rd,rs1,rs2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R[rs1]^R[rs2]</text:p>
          </table:table-cell>
          <table:table-cell office:value-type="string" calcext:value-type="string">
            <text:p>xor rd,rs1,rs2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 Less Than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(R[rs1]&lt;R[rs2])?1:0</text:p>
          </table:table-cell>
          <table:table-cell office:value-type="string" calcext:value-type="string">
            <text:p>slt rd,rs1,rs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Less Than Unsigned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(R[rs1]&lt;R[rs2])?1:0</text:p>
          </table:table-cell>
          <table:table-cell office:value-type="string" calcext:value-type="string">
            <text:p>sltu rd,rs1,rs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ft Left Logical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R[rd]=R[rs1]&lt;&lt;R[rs2]</text:p>
          </table:table-cell>
          <table:table-cell office:value-type="string" calcext:value-type="string">
            <text:p>sll rd,rs1,rs2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e Word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M[R[rs1]+imm]=R[rs2]</text:p>
          </table:table-cell>
          <table:table-cell office:value-type="string" calcext:value-type="string">
            <text:p>sw rs2,imm(rs1)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 Upper Immediate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110111</text:p>
          </table:table-cell>
          <table:table-cell table:number-columns-repeated="2"/>
          <table:table-cell office:value-type="string" calcext:value-type="string">
            <text:p>R[rd]={imm,12’b0}</text:p>
          </table:table-cell>
          <table:table-cell office:value-type="string" calcext:value-type="string">
            <text:p>ui rd,i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 Upper Immediate to PC</text:p>
          </table:table-cell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010111</text:p>
          </table:table-cell>
          <table:table-cell table:number-columns-repeated="2"/>
          <table:table-cell office:value-type="string" calcext:value-type="string">
            <text:p>R[rd]=PC+{imm,12’b0}</text:p>
          </table:table-cell>
          <table:table-cell office:value-type="string" calcext:value-type="string">
            <text:p>auipc rd,imm</text:p>
          </table:table-cell>
          <table:table-cell office:value-type="string" calcext:value-type="string">
            <text:p>Sim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andos_implementar.A1:comandos_implementar.K2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2T02:48:39.951708239</dc:date>
    <meta:editing-duration>PT3H52M38S</meta:editing-duration>
    <meta:editing-cycles>10</meta:editing-cycles>
    <meta:generator>LibreOffice/6.4.7.2$Linux_X86_64 LibreOffice_project/40$Build-2</meta:generator>
    <meta:document-statistic meta:table-count="1" meta:cell-count="238" meta:object-count="0"/>
  </office:meta>
</office:document-meta>
</file>